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36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4" table:formula="of:=SUM([.E$1:.E$1048576])" office:value-type="time" office:time-value="PT35H30M00S" calcext:value-type="time">
            <text:p>35:30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/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54:26.78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04T16:29:01.498000000</dc:date>
    <meta:editing-duration>P1DT2H33M55S</meta:editing-duration>
    <meta:editing-cycles>8</meta:editing-cycles>
    <meta:generator>LibreOffice/7.2.4.1$Windows_X86_64 LibreOffice_project/27d75539669ac387bb498e35313b970b7fe9c4f9</meta:generator>
    <meta:document-statistic meta:table-count="1" meta:cell-count="106" meta:object-count="0"/>
  </office:meta>
</office:document-meta>
</file>